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33in" table:align="center" style:may-break-between-rows="false"/>
    </style:style>
    <style:style style:name="Table2.A" style:family="table-column">
      <style:table-column-properties style:column-width="1.8486in"/>
    </style:style>
    <style:style style:name="Table2.B" style:family="table-column">
      <style:table-column-properties style:column-width="1.6278in"/>
    </style:style>
    <style:style style:name="Table2.C" style:family="table-column">
      <style:table-column-properties style:column-width="4.0069in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Table2.22" style:family="table-row">
      <style:table-row-properties style:min-row-height="0.6799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4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6" style:family="paragraph" style:parent-style-name="Table_20_Contents">
      <style:text-properties officeooo:paragraph-rsid="00556a04"/>
    </style:style>
    <style:style style:name="P87" style:family="paragraph" style:parent-style-name="Standard">
      <style:paragraph-properties fo:text-align="center" style:justify-single-word="false"/>
      <style:text-properties officeooo:paragraph-rsid="00556a04"/>
    </style:style>
    <style:style style:name="P88" style:family="paragraph" style:parent-style-name="Table_20_Contents">
      <style:text-properties officeooo:paragraph-rsid="006057aa"/>
    </style:style>
    <style:style style:name="P89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0" style:family="paragraph" style:parent-style-name="Standard">
      <style:text-properties style:font-name="Carlito" fo:font-size="10pt" officeooo:paragraph-rsid="0061b997" style:font-size-asian="10pt" style:font-size-complex="10pt"/>
    </style:style>
    <style:style style:name="P91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53da0f"/>
    </style:style>
    <style:style style:name="T36" style:family="text">
      <style:text-properties officeooo:rsid="00398a5a"/>
    </style:style>
    <style:style style:name="T37" style:family="text">
      <style:text-properties officeooo:rsid="003a4aea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612574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5" style:family="text">
      <style:text-properties fo:font-weight="bold" officeooo:rsid="0053d356" style:font-weight-asian="bold" style:font-weight-complex="bold"/>
    </style:style>
    <style:style style:name="T56" style:family="text">
      <style:text-properties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0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1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aa0d3" style:font-size-asian="12pt" style:font-size-complex="12pt"/>
    </style:style>
    <style:style style:name="T66" style:family="text">
      <style:text-properties fo:font-size="12pt" officeooo:rsid="0043707c" style:font-size-asian="12pt" style:font-size-complex="12pt"/>
    </style:style>
    <style:style style:name="T67" style:family="text">
      <style:text-properties fo:font-size="12pt" officeooo:rsid="003d4edc" style:font-size-asian="12pt" style:font-size-complex="12pt"/>
    </style:style>
    <style:style style:name="T68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9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70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officeooo:rsid="004af2aa" style:font-size-asian="12pt" style:font-size-complex="12pt"/>
    </style:style>
    <style:style style:name="T73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4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8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9" style:family="text">
      <style:text-properties fo:font-size="12pt" style:text-underline-style="none" officeooo:rsid="004d9242" style:font-size-asian="12pt" style:font-size-complex="12pt"/>
    </style:style>
    <style:style style:name="T80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1" style:family="text">
      <style:text-properties fo:font-size="12pt" officeooo:rsid="0056ce3e" style:font-size-asian="12pt" style:font-size-complex="12pt"/>
    </style:style>
    <style:style style:name="T82" style:family="text">
      <style:text-properties fo:font-weight="bold" officeooo:rsid="004af2aa" style:font-weight-asian="bold" style:font-weight-complex="bold"/>
    </style:style>
    <style:style style:name="T83" style:family="text">
      <style:text-properties officeooo:rsid="002ddb92"/>
    </style:style>
    <style:style style:name="T84" style:family="text">
      <style:text-properties fo:font-size="12pt" style:text-underline-style="none" style:font-size-asian="12pt" style:font-size-complex="12pt"/>
    </style:style>
    <style:style style:name="T85" style:family="text">
      <style:text-properties fo:font-size="12pt" style:text-underline-style="none" officeooo:rsid="0056ce3e" style:font-size-asian="12pt" style:font-size-complex="12pt"/>
    </style:style>
    <style:style style:name="T86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7" style:family="text">
      <style:text-properties style:font-name="Carlito" fo:font-size="10pt" style:font-size-asian="10pt" style:font-size-complex="10pt"/>
    </style:style>
    <style:style style:name="T88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9" style:family="text">
      <style:text-properties officeooo:rsid="00556a04"/>
    </style:style>
    <style:style style:name="T90" style:family="text">
      <style:text-properties style:font-name="Carlito" fo:font-size="10pt" officeooo:rsid="006057aa" style:font-size-asian="10pt" style:font-size-complex="10pt"/>
    </style:style>
    <style:style style:name="T91" style:family="text">
      <style:text-properties officeooo:rsid="005cd022"/>
    </style:style>
    <style:style style:name="T92" style:family="text">
      <style:text-properties officeooo:rsid="0061b99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</text:span></text:span><text:span text:style-name="_5b_RPG_5d__20_Kiemelt_20_kifejezés"><text:span text:style-name="T34">Találat</text:span></text:span><text:span text:style-name="_5b_RPG_5d__20_Kiemelt_20_kifejezés"><text:span text:style-name="T25">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5">0</text:span> ÉP</text:p>
            </table:table-cell>
            <table:table-cell table:style-name="Táblázat1.C2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5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6">0</text:span> ÉP</text:p>
            </table:table-cell>
            <table:table-cell table:style-name="Táblázat1.C3" office:value-type="string">
              <text:p text:style-name="P45">-2<text:span text:style-name="T37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6">15</text:span> ÉP</text:p>
            </table:table-cell>
            <table:table-cell table:style-name="Táblázat1.C2" office:value-type="string">
              <text:p text:style-name="P45">-<text:span text:style-name="T37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6">21</text:span> ÉP</text:p>
            </table:table-cell>
            <table:table-cell table:style-name="Táblázat1.C3" office:value-type="string">
              <text:p text:style-name="P45">-<text:span text:style-name="T37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6">28</text:span> ÉP</text:p>
            </table:table-cell>
            <table:table-cell table:style-name="Táblázat1.C2" office:value-type="string">
              <text:p text:style-name="P45">-<text:span text:style-name="T37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6">36</text:span> ÉP</text:p>
            </table:table-cell>
            <table:table-cell table:style-name="Táblázat1.C3" office:value-type="string">
              <text:p text:style-name="P45">-<text:span text:style-name="T37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6">45</text:span> ÉP</text:p>
            </table:table-cell>
            <table:table-cell table:style-name="Táblázat1.C2" office:value-type="string">
              <text:p text:style-name="P45">-<text:span text:style-name="T37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6">55</text:span> ÉP</text:p>
            </table:table-cell>
            <table:table-cell table:style-name="Táblázat1.C12" office:value-type="string">
              <text:p text:style-name="P45">-<text:span text:style-name="T37">8</text:span>0 VÉ</text:p>
            </table:table-cell>
          </table:table-row>
        </table:table>
        <text:p text:style-name="P47"><text:span text:style-name="_5b_RPG_5d__20_Kiemelt_20_kifejezés"><text:span text:style-name="T38"><text:tab/>* Az 1-es k20 dobás mindig Enyhe seb </text:span></text:span></text:p>
        <text:p text:style-name="P47"><text:span text:style-name="_5b_RPG_5d__20_Kiemelt_20_kifejezés"><text:span text:style-name="T38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39">találat</text:span><text:line-break/><text:span text:style-name="T4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8">Áldozat dobja </text:span></text:span><text:span text:style-name="_5b_RPG_5d__20_Kiemelt_20_kifejezés"><text:span text:style-name="T42">(</text:span></text:span><text:span text:style-name="_5b_RPG_5d__20_Kiemelt_20_kifejezés"><text:span text:style-name="T38">k10</text:span></text:span><text:span text:style-name="_5b_RPG_5d__20_Kiemelt_20_kifejezés"><text:span text:style-name="T42">)</text:span></text:span><text:span text:style-name="_5b_RPG_5d__20_Kiemelt_20_kifejezés"><text:span text:style-name="T3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8">Levonódik az SP-ből.</text:span></text:span></text:p>
        <text:p text:style-name="P54"><text:span text:style-name="_5b_RPG_5d__20_Kiemelt_20_kifejezés"><text:span text:style-name="T38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8">SFÉ-ből lejön a fegyver Átütése (ha van).<text:line-break/>Például: csákánynak van.</text:span></text:span></text:p>
        <text:p text:style-name="P4"><text:span text:style-name="_5b_RPG_5d__20_Kiemelt_20_kifejezés"><text:span text:style-name="T43">Csataszabályok</text:span></text:span><text:span text:style-name="_5b_RPG_5d__20_Kiemelt_20_kifejezés"><text:span text:style-name="T44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5">Erősített sebzés: </text:span></text:span><text:span text:style-name="_5b_RPG_5d__20_Kiemelt_20_kifejezés"><text:span text:style-name="T46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6"/></text:span></text:p>
        <text:p text:style-name="P59">Puszta kéz: <text:s/><text:line-break/> <text:s/><text:span text:style-name="T38">Közelharc alap + KÉ: -10, TÉ: -10, VÉ: -10 </text:span></text:p>
        <text:p text:style-name="P60">Érintő támadás: <text:line-break/> <text:s/><text:span text:style-name="T38">Közelharc alap + <text:s/></text:span><text:span text:style-name="_5b_RPG_5d__20_Kiemelt_20_kifejezés"><text:span text:style-name="T46">KÉ: -10, TÉ: 0, VÉ: -10 </text:span></text:span></text:p>
        <text:p text:style-name="P61"><text:span text:style-name="_5b_RPG_5d__20_Kiemelt_20_kifejezés"><text:span text:style-name="T47"/></text:span></text:p>
        <text:p text:style-name="P62"><text:span text:style-name="_5b_RPG_5d__20_Kiemelt_20_kifejezés"><text:span text:style-name="T48">Kábulat ÉP (KT):</text:span></text:span></text:p>
        <text:p text:style-name="P62"><text:span text:style-name="_5b_RPG_5d__20_Kiemelt_20_kifejezés"><text:span text:style-name="T49">Minden 5.KT 1 ÉP-t okoz: 4KT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50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51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51">(ha van)</text:span></text:span><text:span text:style-name="_5b_RPG_5d__20_Kiemelt_20_kifejezés"><text:span text:style-name="T26">: </text:span></text:span><text:span text:style-name="_5b_RPG_5d__20_Kiemelt_20_kifejezés"><text:span text:style-name="T52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2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3">Manőver Alap </text:span></text:span><text:span text:style-name="_5b_RPG_5d__20_Kiemelt_20_kifejezés"><text:span text:style-name="T54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3">Manőver Alap (ellenfél) </text:span></text:span><text:span text:style-name="_5b_RPG_5d__20_Kiemelt_20_kifejezés"><text:span text:style-name="T54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39">találat</text:span>, akkor az össz sebzés: <text:span text:style-name="T3">5 SP → </text:span><text:span text:style-name="T55">1 </text:span><text:span text:style-name="T3">ÉP, </text:span><text:span text:style-name="T55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Standard"><text:a xlink:type="simple" xlink:href="https://github.com/kaktusztea/km100/blob/master/md/065_02_harci_taktikak.md" text:style-name="Internet_20_link" text:visited-style-name="Visited_20_Internet_20_Link"><text:span text:style-name="_5b_RPG_5d__20_Kiemelt_20_kifejezés"/></text:a></text:p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56"/></text:span></text:p>
      <text:p text:style-name="Text_20_body"><text:span text:style-name="_5b_RPG_5d__20_Kiemelt_20_kifejezés"><text:span text:style-name="T57">Támadó taktika: <text:s text:c="2"/></text:span></text:span><text:span text:style-name="_5b_RPG_5d__20_Kiemelt_20_kifejezés"><text:span text:style-name="T58"><text:s/>TÉ:+1 </text:span></text:span><text:span text:style-name="_5b_RPG_5d__20_Kiemelt_20_kifejezés"><text:span text:style-name="T59">→</text:span></text:span><text:span text:style-name="_5b_RPG_5d__20_Kiemelt_20_kifejezés"><text:span text:style-name="T58">VÉ:-2 <text:s text:c="3"/>(Max +15 TÉ / -</text:span></text:span><text:span text:style-name="_5b_RPG_5d__20_Kiemelt_20_kifejezés"><text:span text:style-name="T60">30 V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Véd</text:span></text:span><text:span text:style-name="_5b_RPG_5d__20_Kiemelt_20_kifejezés"><text:span text:style-name="T61">ő</text:span></text:span><text:span text:style-name="_5b_RPG_5d__20_Kiemelt_20_kifejezés"><text:span text:style-name="T57"> taktika:</text:span></text:span><text:span text:style-name="_5b_RPG_5d__20_Kiemelt_20_kifejezés"><text:span text:style-name="T58"> VÉ:+1 </text:span></text:span><text:span text:style-name="_5b_RPG_5d__20_Kiemelt_20_kifejezés"><text:span text:style-name="T59">→T</text:span></text:span><text:span text:style-name="_5b_RPG_5d__20_Kiemelt_20_kifejezés"><text:span text:style-name="T58">É:-2 <text:s text:c="3"/>(Max +20 VÉ / -</text:span></text:span><text:span text:style-name="_5b_RPG_5d__20_Kiemelt_20_kifejezés"><text:span text:style-name="T60">40 T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61">Teljes </text:span></text:span><text:span text:style-name="_5b_RPG_5d__20_Kiemelt_20_kifejezés"><text:span text:style-name="T57">Védekez</text:span></text:span><text:span text:style-name="_5b_RPG_5d__20_Kiemelt_20_kifejezés"><text:span text:style-name="T62">és</text:span></text:span><text:span text:style-name="_5b_RPG_5d__20_Kiemelt_20_kifejezés"><text:span text:style-name="T57"> </text:span></text:span><text:span text:style-name="_5b_RPG_5d__20_Kiemelt_20_kifejezés"><text:span text:style-name="T63">t</text:span></text:span><text:span text:style-name="_5b_RPG_5d__20_Kiemelt_20_kifejezés"><text:span text:style-name="T61">aktika</text:span></text:span><text:span text:style-name="_5b_RPG_5d__20_Kiemelt_20_kifejezés"><text:span text:style-name="T57">: <text:s text:c="3"/></text:span></text:span><text:span text:style-name="T64">VÉ:+</text:span><text:span text:style-name="T65">30, csak kiskockával csökkenthet</text:span><text:span text:style-name="T66">nek</text:span><text:span text:style-name="T65"> rajtad VÉ-t. </text:span><text:span text:style-name="T67">Nem </text:span><text:span text:style-name="_5b_RPG_5d__20_Kiemelt_20_kifejezés"><text:span text:style-name="T58">támadhat</text:span></text:span><text:span text:style-name="_5b_RPG_5d__20_Kiemelt_20_kifejezés"><text:span text:style-name="T68">sz</text:span></text:span><text:span text:style-name="_5b_RPG_5d__20_Kiemelt_20_kifejezés"><text:span text:style-name="T58">, </text:span></text:span><text:span text:style-name="_5b_RPG_5d__20_Kiemelt_20_kifejezés"><text:span text:style-name="T68">folyamatosan </text:span></text:span><text:span text:style-name="_5b_RPG_5d__20_Kiemelt_20_kifejezés"><text:span text:style-name="T58">hátrál</text:span></text:span><text:span text:style-name="_5b_RPG_5d__20_Kiemelt_20_kifejezés"><text:span text:style-name="T68">nod kell.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Kezdeményező Taktika: <text:s text:c="2"/></text:span></text:span><text:span text:style-name="_5b_RPG_5d__20_Kiemelt_20_kifejezés"><text:span text:style-name="T58">+1KÉ </text:span></text:span><text:span text:style-name="_5b_RPG_5d__20_Kiemelt_20_kifejezés"><text:span text:style-name="T69">→</text:span></text:span><text:span text:style-name="_5b_RPG_5d__20_Kiemelt_20_kifejezés"><text:span text:style-name="T58"> -2VÉ <text:s text:c="2"/>(max: </text:span></text:span><text:span text:style-name="_5b_RPG_5d__20_Kiemelt_20_kifejezés"><text:span text:style-name="T70">KÉ:+</text:span></text:span><text:span text:style-name="_5b_RPG_5d__20_Kiemelt_20_kifejezés"><text:span text:style-name="T58">10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58"/></text:span></text:p>
      <text:p text:style-name="P73"><text:span text:style-name="T3"/></text:p>
      <text:p text:style-name="P74"><text:span text:style-name="T57">Kiváró Taktika: </text:span><text:span text:style-name="T58">Nyert </text:span><text:span text:style-name="T60">Kezdeményezés esetén</text:span><text:span text:style-name="T58"> átengedett támadás </text:span><text:span text:style-name="_5b_RPG_5d__20_Kiemelt_20_kifejezés"><text:span text:style-name="T69">→</text:span></text:span><text:span text:style-name="_5b_RPG_5d__20_Kiemelt_20_kifejezés"><text:span text:style-name="T58"> </text:span></text:span><text:span text:style-name="T58">E</text:span><text:span text:style-name="T71">lső visszatámadásra</text:span><text:span text:style-name="T58"> </text:span><text:span text:style-name="T64">+5 TÉ</text:span></text:p>
      <text:p text:style-name="Text_20_body"><text:span text:style-name="_5b_RPG_5d__20_Kiemelt_20_kifejezés"><text:span text:style-name="T64"/></text:span></text:p>
      <text:p text:style-name="P75"><text:span text:style-name="_5b_RPG_5d__20_Kiemelt_20_kifejezés"><text:span text:style-name="T64">Fáraszt</text:span></text:span><text:span text:style-name="_5b_RPG_5d__20_Kiemelt_20_kifejezés"><text:span text:style-name="T72">ó taktika </text:span></text:span><text:span text:style-name="_5b_RPG_5d_Kiemelt_20_kifejezés"><text:span text:style-name="T73">⇄ </text:span></text:span><text:span text:style-name="_5b_RPG_5d__20_Kiemelt_20_kifejezés"><text:span text:style-name="T64">:</text:span></text:span><text:span text:style-name="_5b_RPG_5d__20_Kiemelt_20_kifejezés"><text:span text:style-name="T58"> </text:span></text:span><text:span text:style-name="_5b_RPG_5d__20_Kiemelt_20_kifejezés"><text:span text:style-name="T74">VÉ csökk: +2; </text:span></text:span><text:span text:style-name="_5b_RPG_5d__20_Kiemelt_20_kifejezés"><text:span text:style-name="T58">Sebzés helyett: (Nagykocka +10 VÉ csökkentés). </text:span></text:span><text:span text:style-name="_5b_RPG_5d__20_Kiemelt_20_kifejezés"><text:span text:style-name="T75">00 dobásnál tovább +5VÉ csökk.<text:line-break/></text:span></text:span><text:span text:style-name="_5b_RPG_5d__20_Kiemelt_20_kifejezés"><text:span text:style-name="T76">Nem kombinálható más taktikával. </text:span></text:span><text:span text:style-name="_5b_RPG_5d__20_Kiemelt_20_kifejezés"><text:span text:style-name="T75">Előnyös helyzetben használható csak.</text:span></text:span></text:p>
      <text:p text:style-name="P76"><text:span text:style-name="_5b_RPG_5d_Kiemelt_20_kifejezés"><text:span text:style-name="T77"/></text:span></text:p>
      <text:p text:style-name="P76"><text:span text:style-name="_5b_RPG_5d_Kiemelt_20_kifejezés"><text:span text:style-name="T77">Visszafogott </text:span></text:span><text:span text:style-name="_5b_RPG_5d_Kiemelt_20_kifejezés"><text:span text:style-name="T78">taktika </text:span></text:span><text:span text:style-name="_5b_RPG_5d_Kiemelt_20_kifejezés"><text:span text:style-name="T73">⇄</text:span></text:span><text:span text:style-name="_5b_RPG_5d_Kiemelt_20_kifejezés"><text:span text:style-name="T79"> </text:span></text:span><text:span text:style-name="_5b_RPG_5d_Kiemelt_20_kifejezés"><text:span text:style-name="T78">:</text:span></text:span><text:span text:style-name="_5b_RPG_5d_Kiemelt_20_kifejezés"><text:span text:style-name="T80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0 TÉ, - 40 VÉ, VÉ csökkentés duplázódik </text:span><text:span text:style-name="T81">első oda-visszacsapásra</text:span><text:span text:style-name="T64">; <text:s text:c="5"/>Sebzés: +5 SP</text:span></text:p>
      <text:p text:style-name="Text_20_body"><text:span text:style-name="T64"/></text:p>
      <text:p text:style-name="Text_20_body"><text:span text:style-name="_5b_RPG_5d__20_Kiemelt_20_kifejezés"><text:span text:style-name="T64">Öngyilkos 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5 TÉ, - 50 VÉ, VÉ csökkentés duplázódik; <text:s text:c="5"/>Sebzés: +7 SP; <text:s/></text:span><text:span text:style-name="T81">Sebesülés TÉ bünti nullázódik.</text:span></text:p>
      <text:p text:style-name="Text_20_body"><text:span text:style-name="T81"/></text:p>
      <text:p text:style-name="Text_20_body"><text:span text:style-name="T81"/></text:p>
      <text:p text:style-name="P77"><text:span text:style-name="T3"/></text:p>
      <text:p text:style-name="P77"><text:span text:style-name="T3">Támadás erőből </text:span><text:span text:style-name="T82">taktika</text:span>: <text:s/>+1 SP → -3 TÉ <text:span text:style-name="T83">(Támadás Erőből fortély (2) követelmény)</text:span></text:p>
      <text:p text:style-name="P78"><text:span text:style-name="_5b_RPG_5d_Kiemelt_20_kifejezés"><text:span text:style-name="T84"/></text:span></text:p>
      <text:p text:style-name="P79"><text:span text:style-name="_5b_RPG_5d_Kiemelt_20_kifejezés"><text:span text:style-name="T79">Érintő </text:span></text:span><text:span text:style-name="_5b_RPG_5d_Kiemelt_20_kifejezés"><text:span text:style-name="T85">taktika</text:span></text:span><text:span text:style-name="_5b_RPG_5d_Kiemelt_20_kifejezés"><text:span text:style-name="T79"> </text:span></text:span><text:span text:style-name="_5b_RPG_5d_Kiemelt_20_kifejezés"><text:span text:style-name="T73">⇄ : </text:span></text:span><text:span text:style-name="_5b_RPG_5d_Kiemelt_20_kifejezés"><text:span text:style-name="T86">KÉ:0, TÉ:0, VÉ:-10</text:span>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1">Harci helyzetek</text:p>
            </table:table-cell>
            <table:table-cell table:style-name="Table2.A1" office:value-type="string">
              <text:p text:style-name="P82">Módosító</text:p>
            </table:table-cell>
            <table:table-cell table:style-name="Table2.C1" office:value-type="string">
              <text:p text:style-name="P83">Leírás</text:p>
            </table:table-cell>
          </table:table-row>
        </table:table-header-rows>
        <table:table-row>
          <table:table-cell table:style-name="Table2.A2" office:value-type="string">
            <text:p text:style-name="P84">Belharci szituáció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6"><text:span text:style-name="T87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7">KÉ:+2</text:span></text:span><text:span text:style-name="T87">, </text:span><text:span text:style-name="Source_5f_Text"><text:span text:style-name="T87">TÉ/VÉ:+3</text:span></text:span><text:span text:style-name="T87"> fokonként. Csak </text:span><text:span text:style-name="T88">Közelharc</text:span><text:span text:style-name="T87"> harcmodorban jár.<text:line-break/>• A </text:span><text:span text:style-name="Source_5f_Text"><text:span text:style-name="T87">rövid (0)</text:span></text:span><text:span text:style-name="T87"> pengénél nagyobb fegyverek értékei: </text:span><text:span text:style-name="Source_5f_Text"><text:span text:style-name="T87">0</text:span></text:span><text:span text:style-name="T87">-ra esnek, sebzésük max: </text:span><text:span text:style-name="Source_5f_Text"><text:span text:style-name="T87">+1 SP</text:span></text:span><text:span text:style-name="T87">, „</text:span><text:span text:style-name="T88">Harckeret</text:span><text:span text:style-name="T87">” csökken </text:span><text:span text:style-name="Source_5f_Text"><text:span text:style-name="T87">5</text:span></text:span><text:span text:style-name="T87">-el. </text:span><text:span text:style-name="T88">Erőbónusz</text:span><text:span text:style-name="T87"> és </text:span><text:span text:style-name="T88">MF</text:span><text:span text:style-name="T87"> fortély bónuszai maradnak.<text:line-break/>• Puszta kéz értékei </text:span><text:span text:style-name="Source_5f_Text"><text:span text:style-name="T87">0</text:span></text:span><text:span text:style-name="T87">-ra emelkednek<text:line-break/>• Erőbónusz: </text:span><text:span text:style-name="Source_5f_Text"><text:span text:style-name="T87">TÉ/VÉ: +10 x Erő</text:span></text:span></text:p>
          </table:table-cell>
        </table:table-row>
        <table:table-row>
          <table:table-cell table:style-name="Table2.A2" office:value-type="string">
            <text:p text:style-name="P84">Beszorított helyzet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Észrevétlen támadás</text:p>
          </table:table-cell>
          <table:table-cell table:style-name="Table2.A2" office:value-type="string">
            <text:p text:style-name="P85">Áldozat Védő Értéke: mozgás jellegétől függő VÉ</text:p>
          </table:table-cell>
          <table:table-cell table:style-name="Table2.C2" office:value-type="string">
            <text:p text:style-name="P84"><text:span text:style-name="T8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89">VÉ </text:span>táblázatot <text:span text:style-name="T89">online</text:span></text:a><text:span text:style-name="T89">.</text:span></text:p>
          </table:table-cell>
        </table:table-row>
        <table:table-row>
          <table:table-cell table:style-name="Table2.A2" office:value-type="string">
            <text:p text:style-name="P84">Fegyverrántás</text:p>
          </table:table-cell>
          <table:table-cell table:style-name="Table2.A2" office:value-type="string">
            <text:p text:style-name="P87"><text:span text:style-name="T87">Puszta kezes KÉ<text:line-break/>fegyver-függő levonással:<text:line-break/><text:line-break/></text:span><text:span text:style-name="Source_5f_Text"><text:span text:style-name="T87">[0 ;-10] KÉ</text:span></text:span></text:p>
          </table:table-cell>
          <table:table-cell table:style-name="Table2.C2" office:value-type="string">
            <text:p text:style-name="P88"><text:span text:style-name="T87">A sikeres fegyverrántás után (is) az ellen támad - </text:span><text:span text:style-name="T90">fegyveres VÉ ellen.</text:span></text:p>
            <text:p text:style-name="P88"><text:span text:style-name="T87">Viszont </text:span><text:span text:style-name="T88">10</text:span><text:span text:style-name="T87">-el túldobott KÉ esetén már maga a fegyverrántó támadhat elsőnek azonnal – teljes harcértékével.<text:line-break/>Fegyverrántás fortély bónusza: </text:span><text:span text:style-name="Source_5f_Text"><text:span text:style-name="T87">1. fok: +5 KÉ, 2. fok: +10 KÉ</text:span></text:span></text:p>
          </table:table-cell>
        </table:table-row>
        <table:table-row>
          <table:table-cell table:style-name="Table2.A2" office:value-type="string">
            <text:p text:style-name="P84">Félelem alatt</text:p>
          </table:table-cell>
          <table:table-cell table:style-name="Table2.A2" office:value-type="string">
            <text:p text:style-name="P87"><text:span text:style-name="Source_5f_Text"><text:span text:style-name="T87">TÉ:-40; VÉ:+20</text:span></text:span></text:p>
          </table:table-cell>
          <table:table-cell table:style-name="Table2.C2" office:value-type="string">
            <text:p text:style-name="P86"><text:span text:style-name="T87">Aki erős félelem alatt harcol, az kevesebbet törődik a támadással, minden erejével védekezni próbál. Az ilyen karakter kötelezően maximális, </text:span><text:span text:style-name="Source_5f_Text"><text:span text:style-name="T87">VÉ:+20</text:span></text:span><text:span text:style-name="T87"> Támadó taktikával harcol (így </text:span><text:span text:style-name="Source_5f_Text"><text:span text:style-name="T87">TÉ:-40</text:span></text:span><text:span text:style-name="T87"> sújtja).</text:span></text:p>
          </table:table-cell>
        </table:table-row>
        <table:table-row>
          <table:table-cell table:style-name="Table2.A2" office:value-type="string">
            <text:p text:style-name="P84">Félhátulról támadás</text:p>
          </table:table-cell>
          <table:table-cell table:style-name="Table2.A2" office:value-type="string">
            <text:p text:style-name="P87"><text:span text:style-name="Source_5f_Text"><text:span text:style-name="T87">TÉ:+10</text:span></text:span></text:p>
          </table:table-cell>
          <table:table-cell table:style-name="Table2.C2" office:value-type="string">
            <text:p text:style-name="P84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4">Félhomályban</text:p>
          </table:table-cell>
          <table:table-cell table:style-name="Table2.A2" office:value-type="string">
            <text:p text:style-name="P87"><text:span text:style-name="Source_5f_Text"><text:span text:style-name="T87">VÉ: -20</text:span></text:span></text:p>
          </table:table-cell>
          <table:table-cell table:style-name="Table2.C2" office:value-type="string">
            <text:p text:style-name="P84"><text:span text:style-name="T91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4">Földön fekve</text:p>
          </table:table-cell>
          <table:table-cell table:style-name="Table2.A2" office:value-type="string">
            <text:p text:style-name="P87"><text:span text:style-name="Source_5f_Text"><text:span text:style-name="T87">KÉ:-10, TÉ:-10, VÉ:-10</text:span></text:span>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Gyűlöletből</text:p>
          </table:table-cell>
          <table:table-cell table:style-name="Table2.A2" office:value-type="string">
            <text:p text:style-name="P87"><text:span text:style-name="Source_5f_Text"><text:span text:style-name="T87">TÉ:+15; VÉ:-30</text:span></text:span></text:p>
          </table:table-cell>
          <table:table-cell table:style-name="Table2.C2" office:value-type="string">
            <text:p text:style-name="P86"><text:span text:style-name="T87">Aki gyűlöletből harcol, az kevesebbet törődik a védekezéssel, minden erejével ellenfele elpusztítására tör. Az ilyen karakter kötelezően maximális, </text:span><text:span text:style-name="Source_5f_Text"><text:span text:style-name="T87">TÉ:+15</text:span></text:span><text:span text:style-name="T87"> Támadó taktikával harcol (így </text:span><text:span text:style-name="Source_5f_Text"><text:span text:style-name="T87">VÉ:-30</text:span></text:span><text:span text:style-name="T87"> sújtja).</text:span></text:p>
          </table:table-cell>
        </table:table-row>
        <table:table-row>
          <table:table-cell table:style-name="Table2.A2" office:value-type="string">
            <text:p text:style-name="P84">Hátulról támadás</text:p>
          </table:table-cell>
          <table:table-cell table:style-name="Table2.A2" office:value-type="string">
            <text:p text:style-name="P87"><text:span text:style-name="Source_5f_Text"><text:span text:style-name="T87">TÉ:+20</text:span></text:span></text:p>
          </table:table-cell>
          <table:table-cell table:style-name="Table2.C2" office:value-type="string">
            <text:p text:style-name="P84">A támadó kapja a módosítót. Pajzs VÉ nem számít.</text:p>
          </table:table-cell>
        </table:table-row>
        <table:table-row>
          <table:table-cell table:style-name="Table2.A2" office:value-type="string">
            <text:p text:style-name="P84">Helyhez kötve</text:p>
          </table:table-cell>
          <table:table-cell table:style-name="Table2.A2" office:value-type="string">
            <text:p text:style-name="P87"><text:span text:style-name="Source_5f_Text"><text:span text:style-name="T87">KÉ:-10, TÉ:-20, VÉ:-2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ábult/bódult/megrendült állapot</text:p>
          </table:table-cell>
          <table:table-cell table:style-name="Table2.A2" office:value-type="string">
            <text:p text:style-name="P87"><text:span text:style-name="Source_5f_Text"><text:span text:style-name="T87">KÉ:-10, TÉ:-20, SP:-2</text:span></text:span></text:p>
          </table:table-cell>
          <table:table-cell table:style-name="Table2.C2" office:value-type="string">
            <text:p text:style-name="P84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4">Képzetlen fegyverhasználat</text:p>
          </table:table-cell>
          <table:table-cell table:style-name="Table2.A2" office:value-type="string">
            <text:p text:style-name="P87"><text:span text:style-name="Source_5f_Text"><text:span text:style-name="T87">KÉ:-20, TÉ:-30</text:span></text:span><text:span text:style-name="T87"><text:line-break/></text:span><text:span text:style-name="Source_5f_Text"><text:span text:style-name="T87">VÉ:-30, CÉ: -3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észületlenség</text:p>
          </table:table-cell>
          <table:table-cell table:style-name="Table2.A2" office:value-type="string">
            <text:p text:style-name="P85">Lásd a Meglepetés helyzetet!</text:p>
          </table:table-cell>
          <table:table-cell table:style-name="Table2.C2" office:value-type="string">
            <text:p text:style-name="P84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4">Magasabbról</text:p>
          </table:table-cell>
          <table:table-cell table:style-name="Table2.A2" office:value-type="string">
            <text:p text:style-name="P87"><text:span text:style-name="Source_5f_Text"><text:span text:style-name="T87">TÉ:+10</text:span></text:span></text:p>
          </table:table-cell>
          <table:table-cell table:style-name="Table2.C2" office:value-type="string">
            <text:p text:style-name="P84">A támadó kapja a módosítót.</text:p>
          </table:table-cell>
        </table:table-row>
        <table:table-row>
          <table:table-cell table:style-name="Table2.A2" office:value-type="string">
            <text:p text:style-name="P84">Meglepetés</text:p>
          </table:table-cell>
          <table:table-cell table:style-name="Table2.A2" office:value-type="string">
            <text:p text:style-name="P87"><text:span text:style-name="Source_5f_Text"><text:span text:style-name="T87">TÉ:+20</text:span></text:span></text:p>
          </table:table-cell>
          <table:table-cell table:style-name="Table2.C2" office:value-type="string">
            <text:p text:style-name="P84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4">Pusztakezes harc</text:p>
          </table:table-cell>
          <table:table-cell table:style-name="Table2.A2" office:value-type="string">
            <text:p text:style-name="P87"><text:span text:style-name="Source_5f_Text"><text:span text:style-name="T87">KÉ:-10, TÉ:-10, VÉ:-1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Rosszabbik kézben tartott fegyver</text:p>
          </table:table-cell>
          <table:table-cell table:style-name="Table2.A2" office:value-type="string">
            <text:p text:style-name="P87"><text:span text:style-name="Source_5f_Text"><text:span text:style-name="T87">KÉ:-10, TÉ:-20, VÉ:-20</text:span></text:span></text:p>
          </table:table-cell>
          <table:table-cell table:style-name="Table2.C2" office:value-type="string">
            <text:p text:style-name="P84">• <text:span text:style-name="T3">Kétkezesség</text:span> fortély. Csak annyit ad, hogy rosszabbik kézzel is levonás nélkül tudsz harcolni, de csak 1 fegyverrel!!<text:line-break/>• <text:span text:style-name="T3">Kétkezes Harc</text:span> fortély <text:span text:style-name="T92">mérsékli.</text:span></text:p>
          </table:table-cell>
        </table:table-row>
        <table:table-row>
          <table:table-cell table:style-name="Table2.A2" office:value-type="string">
            <text:p text:style-name="P84">Vadállatok ellen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9"/>
          </table:table-cell>
        </table:table-row>
        <table:table-row table:style-name="Table2.21">
          <table:table-cell table:style-name="Table2.A2" office:value-type="string">
            <text:p text:style-name="P84">Védekező takarásban</text:p>
          </table:table-cell>
          <table:table-cell table:style-name="Table2.A2" office:value-type="string">
            <text:p text:style-name="P87"><text:span text:style-name="Source_5f_Text"><text:span text:style-name="T87">Támadó TÉ: -20</text:span></text:span><text:span text:style-name="T87"><text:line-break/></text:span><text:span text:style-name="Source_5f_Text"><text:span text:style-name="T87">Védekező TÉ: -10</text:span></text:span></text:p>
          </table:table-cell>
          <table:table-cell table:style-name="Table2.C2" office:value-type="string">
            <text:p text:style-name="P89"/>
          </table:table-cell>
        </table:table-row>
        <table:table-row table:style-name="Table2.22">
          <table:table-cell table:style-name="Table2.A2" office:value-type="string">
            <text:p text:style-name="P84">Védő Érték kiterjesztése másra</text:p>
          </table:table-cell>
          <table:table-cell table:style-name="Table2.A2" office:value-type="string">
            <text:p text:style-name="P87"/>
          </table:table-cell>
          <table:table-cell table:style-name="Table2.C2" office:value-type="string">
            <text:p text:style-name="P90"><text:span text:style-name="T3">VÉ:-25 VÉ</text:span> módosítóval.<text:line-break/>Levonás csökkenthető a <text:span text:style-name="T3">Testőr</text:span> fortély tanulásával.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075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5T21:07:25.560387073</dc:date>
    <meta:editing-cycles>74</meta:editing-cycles>
    <meta:editing-duration>PT8H17M55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4" meta:word-count="1362" meta:character-count="8921" meta:non-whitespace-character-count="7708"/>
    <meta:user-defined meta:name="Információ 1"/>
    <meta:user-defined meta:name="Információ 2"/>
    <meta:user-defined meta:name="Információ 3"/>
    <meta:user-defined meta:name="Információ 4"/>
  </office:meta>
</office:document-meta>
</file>